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0000000400D7332D60BD53374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 style:list-style-name="L1">
      <style:graphic-properties draw:stroke="none" draw:fill-color="#333333" draw:opacity="47%" draw:textarea-horizontal-align="justify" draw:textarea-vertical-align="middle" draw:auto-grow-height="false" fo:min-height="19.15cm" fo:min-width="29.1cm"/>
      <style:paragraph-properties style:writing-mode="lr-tb"/>
    </style:style>
    <style:style style:name="gr2" style:family="graphic" style:parent-style-name="standard">
      <style:graphic-properties svg:stroke-color="#333333" draw:fill-color="#333333" draw:textarea-horizontal-align="justify" draw:textarea-vertical-align="middle" draw:auto-grow-height="false" fo:min-height="4.895cm" fo:min-width="16.545cm" draw:shadow="hidden" draw:shadow-offset-x="0.635cm" draw:shadow-offset-y="0cm" draw:shadow-opacity="55%"/>
    </style:style>
    <style:style style:name="gr3" style:family="graphic" style:parent-style-name="standard" style:list-style-name="L1">
      <style:graphic-properties svg:stroke-color="#333333" draw:fill-color="#666666" draw:textarea-horizontal-align="justify" draw:textarea-vertical-align="middle" draw:auto-grow-height="false" fo:min-height="4.435cm" fo:min-width="16.242cm" draw:shadow="hidden" draw:shadow-offset-x="0.635cm" draw:shadow-offset-y="0cm" draw:shadow-opacity="55%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" style:family="paragraph">
      <loext:graphic-properties draw:fill-color="#333333" draw:opacity="47%"/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P5" style:family="paragraph">
      <loext:graphic-properties draw:fill-color="#666666"/>
      <style:paragraph-properties fo:margin-left="0cm" fo:margin-right="0cm" fo:margin-top="0cm" fo:margin-bottom="0cm" fo:line-height="100%" fo:text-align="center" fo:text-indent="0cm" style:writing-mode="lr-tb"/>
      <style:text-properties fo:color="#ffffff" fo:font-size="44pt" style:font-size-asian="44pt" style:font-size-complex="44pt"/>
    </style:style>
    <style:style style:name="T1" style:family="text">
      <style:text-properties fo:color="#ff8000" style:font-name="Noto Sans CJK TC DemiLight" fo:font-size="100pt" fo:text-shadow="none" fo:font-weight="bold" style:font-name-asian="Noto Sans CJK TC DemiLight" style:font-size-asian="100pt" style:font-weight-asian="bold" style:font-size-complex="100pt" style:font-weight-complex="bold"/>
    </style:style>
    <style:style style:name="T2" style:family="text">
      <style:text-properties fo:color="#ff8000" style:font-name="Noto Sans CJK TC DemiLight" fo:font-size="60pt" fo:text-shadow="none" fo:font-weight="bold" style:font-name-asian="Noto Sans CJK TC DemiLight" style:font-size-asian="60pt" style:font-weight-asian="bold" style:font-size-complex="60pt" style:font-weight-complex="bold"/>
    </style:style>
    <style:style style:name="T3" style:family="text">
      <style:text-properties fo:color="#ffffff" style:font-name="Noto Sans CJK TC DemiLight" fo:font-size="50pt" fo:text-shadow="none" fo:font-weight="bold" style:font-name-asian="Noto Sans CJK TC DemiLight" style:font-size-asian="50pt" style:font-weight-asian="bold" style:font-size-complex="50pt" style:font-weight-complex="bold"/>
    </style:style>
    <style:style style:name="T4" style:family="text">
      <style:text-properties fo:color="#ffffff" style:font-name="Liberation Sans2" fo:font-size="44pt" style:font-name-asian="Liberation Sans2" style:font-size-asian="44pt" style:font-name-complex="Liberation Sans2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2" draw:layer="layout" svg:width="29.6cm" svg:height="19.4cm" svg:x="11.1cm" svg:y="7.6cm">
          <text:p text:style-name="P1"><text:span text:style-name="T1">第一關</text:span></text:p>
          <text:p text:style-name="P1"><text:span text:style-name="T2"/></text:p>
          <text:p text:style-name="P1"><text:span text:style-name="T3">在前往麥哲倫星雲的過程中</text:span></text:p>
          <text:p text:style-name="P1"><text:span text:style-name="T3">很不巧的你路過了</text:span></text:p>
          <text:p text:style-name="P1"><text:span text:style-name="T3">一個陷入戰亂的星系</text:span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601cm" svg:height="5.701cm" svg:x="16.9cm" svg:y="30.49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7.248cm" svg:height="5.191cm" svg:x="17.102cm" svg:y="30.731cm">
          <text:p text:style-name="P4"><text:span text:style-name="T4">按下空白鍵開始關卡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Noto Sans CJK TC1" svg:font-family="'Noto Sans CJK TC'" style:font-family-generic="swiss" style:font-pitch="variable"/>
    <style:font-face style:name="Noto Sans CJK TC DemiLight" svg:font-family="'Noto Sans CJK TC DemiLight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0" draw:border="0%"/>
    <draw:gradient draw:name="填滿紅色" draw:style="linear" draw:start-color="#ff6d6d" draw:end-color="#c9211e" draw:start-intensity="100%" draw:end-intensity="100%" draw:angle="300" draw:border="0%"/>
    <draw:gradient draw:name="填滿綠色" draw:style="linear" draw:start-color="#77bc65" draw:end-color="#127622" draw:start-intensity="100%" draw:end-intensity="100%" draw:angle="300" draw:border="0%"/>
    <draw:gradient draw:name="填滿藍色" draw:style="linear" draw:start-color="#729fcf" draw:end-color="#355269" draw:start-intensity="100%" draw:end-intensity="100%" draw:angle="300" draw:border="0%"/>
    <draw:gradient draw:name="填滿黃色" draw:style="linear" draw:start-color="#ffde59" draw:end-color="#b47804" draw:start-intensity="100%" draw:end-intensity="100%" draw:angle="300" draw:border="0%"/>
    <draw:gradient draw:name="形狀" draw:style="rectangular" draw:cx="50%" draw:cy="50%" draw:start-color="#cccccc" draw:end-color="#ffffff" draw:start-intensity="100%" draw:end-intensity="100%" draw:angle="0" draw:border="0%"/>
    <draw:fill-image draw:name="background" xlink:href="Pictures/100002010000040000000400D7332D60BD533749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50cm" fo:page-height="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6T13:59:19.572363299</meta:creation-date>
    <dc:date>2022-04-17T01:15:16.831442747</dc:date>
    <meta:editing-duration>PT12M8S</meta:editing-duration>
    <meta:editing-cycles>10</meta:editing-cycles>
    <meta:generator>LibreOffice/6.4.7.2$Linux_X86_64 LibreOffice_project/40$Build-2</meta:generator>
    <meta:document-statistic meta:object-count="3"/>
  </office:meta>
</office:document-meta>
</file>